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b63e3" officeooo:paragraph-rsid="0002c5b4"/>
    </style:style>
    <style:style style:name="P2" style:family="paragraph" style:parent-style-name="Standard">
      <style:text-properties officeooo:rsid="0038f62d" officeooo:paragraph-rsid="0002c5b4"/>
    </style:style>
    <style:style style:name="P3" style:family="paragraph" style:parent-style-name="Standard">
      <style:text-properties officeooo:rsid="0025d0ab" officeooo:paragraph-rsid="0002c5b4"/>
    </style:style>
    <style:style style:name="P4" style:family="paragraph" style:parent-style-name="Standard">
      <style:text-properties officeooo:rsid="0002c5b4" officeooo:paragraph-rsid="00065bf9"/>
    </style:style>
    <style:style style:name="P5" style:family="paragraph" style:parent-style-name="Standard">
      <style:text-properties officeooo:rsid="00065bf9" officeooo:paragraph-rsid="00065bf9"/>
    </style:style>
    <style:style style:name="P6" style:family="paragraph" style:parent-style-name="Standard">
      <style:text-properties officeooo:rsid="00065bf9" officeooo:paragraph-rsid="0008e54f"/>
    </style:style>
    <style:style style:name="P7" style:family="paragraph" style:parent-style-name="Standard">
      <style:text-properties fo:font-style="italic" style:text-underline-style="solid" style:text-underline-width="auto" style:text-underline-color="font-color" fo:font-weight="normal" officeooo:rsid="0002c5b4" officeooo:paragraph-rsid="0002c5b4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officeooo:rsid="0006c4ee" officeooo:paragraph-rsid="0006c4ee" style:font-style-asian="italic" style:font-style-complex="italic"/>
    </style:style>
    <style:style style:name="P9" style:family="paragraph" style:parent-style-name="Standard">
      <style:text-properties fo:font-style="italic" fo:font-weight="normal" officeooo:rsid="000aa641" officeooo:paragraph-rsid="000aa641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normal" officeooo:rsid="001e38b1" officeooo:paragraph-rsid="0002c5b4" style:font-style-asian="normal" style:font-style-complex="normal"/>
    </style:style>
    <style:style style:name="P11" style:family="paragraph" style:parent-style-name="Standard">
      <style:text-properties officeooo:rsid="000a238f" officeooo:paragraph-rsid="000a238f"/>
    </style:style>
    <style:style style:name="P12" style:family="paragraph" style:parent-style-name="Standard">
      <style:text-properties officeooo:rsid="0034aebe" officeooo:paragraph-rsid="0002c5b4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2c5b4" officeooo:paragraph-rsid="00065bf9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65bf9" officeooo:paragraph-rsid="00065bf9"/>
    </style:style>
    <style:style style:name="P15" style:family="paragraph" style:parent-style-name="Standard">
      <style:text-properties officeooo:rsid="00065bf9" officeooo:paragraph-rsid="0008e54f"/>
    </style:style>
    <style:style style:name="P16" style:family="paragraph" style:parent-style-name="Standard">
      <style:text-properties fo:font-style="italic" fo:font-weight="bold" officeooo:rsid="000aa641" officeooo:paragraph-rsid="000a238f" style:font-style-asian="italic" style:font-weight-asian="bold" style:font-style-complex="italic" style:font-weight-complex="bold"/>
    </style:style>
    <style:style style:name="P17" style:family="paragraph" style:parent-style-name="Standard" style:list-style-name="L2">
      <style:text-properties fo:font-style="normal" style:text-underline-style="none" fo:font-weight="normal" officeooo:rsid="0006c4ee" officeooo:paragraph-rsid="0006c4e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" officeooo:rsid="0008e54f" officeooo:paragraph-rsid="00140181"/>
    </style:style>
    <style:style style:name="P19" style:family="paragraph" style:parent-style-name="Heading_20_2">
      <style:text-properties officeooo:rsid="0002c5b4" officeooo:paragraph-rsid="0002c5b4"/>
    </style:style>
    <style:style style:name="P20" style:family="paragraph" style:parent-style-name="Heading_20_1">
      <style:text-properties officeooo:paragraph-rsid="0002c5b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01f1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aa641" style:font-style-asian="italic" style:font-weight-asian="bold" style:font-style-complex="italic" style:font-weight-complex="bold"/>
    </style:style>
    <style:style style:name="T5" style:family="text">
      <style:text-properties officeooo:rsid="0002c5b4"/>
    </style:style>
    <style:style style:name="T6" style:family="text">
      <style:text-properties officeooo:rsid="0004673f"/>
    </style:style>
    <style:style style:name="T7" style:family="text">
      <style:text-properties officeooo:rsid="0029264b"/>
    </style:style>
    <style:style style:name="T8" style:family="text">
      <style:text-properties officeooo:rsid="0008e54f"/>
    </style:style>
    <style:style style:name="T9" style:family="text">
      <style:text-properties officeooo:rsid="00112f60"/>
    </style:style>
    <style:style style:name="T10" style:family="text">
      <style:text-properties officeooo:rsid="00127599"/>
    </style:style>
    <style:style style:name="T11" style:family="text">
      <style:text-properties officeooo:rsid="00140181"/>
    </style:style>
    <style:style style:name="T12" style:family="text">
      <style:text-properties style:font-name="Ubuntu" fo:font-size="11pt" style:font-size-asian="11pt"/>
    </style:style>
    <style:style style:name="T13" style:family="text">
      <style:text-properties fo:font-size="11pt" style:font-size-asian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TP<text:span text:style-name="T6">1</text:span> : <text:span text:style-name="T5">Mise en place</text:span> </text:h>
      <text:p text:style-name="P10"/>
      <text:p text:style-name="P2"/>
      <text:h text:style-name="P19" text:outline-level="2">Installation Groovy</text:h>
      <text:p text:style-name="P11">Choisir une installation en fonction de votre OS. <text:span text:style-name="T10">(recommandé SDK)</text:span></text:p>
      <text:p text:style-name="P11"/>
      <text:p text:style-name="P4">Tester l’installation en testant les différents outils </text:p>
      <text:list xml:id="list3705399730" text:style-name="L1">
        <text:list-item>
          <text:p text:style-name="P13">Exécuteur de script</text:p>
        </text:list-item>
        <text:list-item>
          <text:p text:style-name="P13">CLI interactif</text:p>
        </text:list-item>
        <text:list-item>
          <text:p text:style-name="P13">Console </text:p>
        </text:list-item>
        <text:list-item>
          <text:p text:style-name="P14">Compilateur</text:p>
        </text:list-item>
      </text:list>
      <text:p text:style-name="P12"/>
      <text:p text:style-name="P11">Visualiser les différences entre une compilation <text:span text:style-name="T3">javac</text:span> et <text:span text:style-name="T3">groovyc</text:span> avec le <text:span text:style-name="T9">dés-assembleur</text:span> <text:span text:style-name="T3">java</text:span><text:span text:style-name="T4">p</text:span></text:p>
      <text:p text:style-name="P16"/>
      <text:p text:style-name="P9">groovyc HelloWorld.groovy</text:p>
      <text:p text:style-name="P9">javap HelloWorld.class</text:p>
      <text:h text:style-name="P19" text:outline-level="2"/>
      <text:h text:style-name="P19" text:outline-level="2">Mise en place IDE</text:h>
      <text:p text:style-name="P6">Installer le plugins Groovy pour <text:span text:style-name="T8">l’IDE de votre choix </text:span></text:p>
      <text:p text:style-name="P6"/>
      <text:p text:style-name="P6"><text:span text:style-name="T8">Par exemple, pour </text:span>Eclipse <text:span text:style-name="T11">et Java 8 voir :</text:span></text:p>
      <text:p text:style-name="P6"><text:span text:style-name="T12"/></text:p>
      <text:p text:style-name="P18"><text:span text:style-name="T13">Télécharger Eclipse la version 2020-03</text:span></text:p>
      <text:p text:style-name="P5"/>
      <text:p text:style-name="P8">https://github.com/groovy/groovy-eclipse/wiki</text:p>
      <text:p text:style-name="P3"/>
      <text:p text:style-name="P7"><text:span text:style-name="T7">T</text:span>est de l’IDE</text:p>
      <text:list xml:id="list2397500351" text:style-name="L2">
        <text:list-item>
          <text:p text:style-name="P17">Création de projet <text:span text:style-name="T1">Groovy</text:span></text:p>
        </text:list-item>
        <text:list-item>
          <text:p text:style-name="P17">Editeur et complétion</text:p>
        </text:list-item>
        <text:list-item>
          <text:p text:style-name="P17">Exécution <text:span text:style-name="T1">Run As </text:span><text:span text:style-name="T2">Groovy Script, Java Application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4:12:47.286049571</meta:creation-date>
    <dc:date>2020-11-18T11:26:44.936827210</dc:date>
    <meta:editing-duration>PT46M22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00" meta:character-count="663" meta:non-whitespace-character-count="586"/>
  </office:meta>
</office:document-meta>
</file>